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923d6" officeooo:paragraph-rsid="001923d6"/>
    </style:style>
    <style:style style:name="P2" style:family="paragraph" style:parent-style-name="Text_20_body">
      <style:text-properties officeooo:rsid="001923d6" officeooo:paragraph-rsid="001923d6"/>
    </style:style>
    <style:style style:name="P3" style:family="paragraph" style:parent-style-name="Text_20_body">
      <style:text-properties officeooo:paragraph-rsid="001923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factoring</text:h>
      <text:p text:style-name="P3"/>
      <text:p text:style-name="P2">Refactoring (auch Refaktorisierung, Refaktorierung) bezeichnet die manuelle oder automatisierte Strukturverbesserung von Quelltexten unter Beibehaltung des Programmverhaltens. </text:p>
      <text:p text:style-name="P2">Dabei sollten Lesbarkeit, Verständlichkeit, Wartbarkeit und Erweiterbarkeit verbessert werden, <text:line-break/>mit dem Ziel den jeweiligen Aufwand für Fehleranalyse und funktionale Erweiterungen deutlich zu senken.</text:p>
      <text:p text:style-name="P2"/>
      <text:p text:style-name="P2">Refactoring ist ein zentraler Bestandteil der Agilem Softwareentwicklung. Dort wird oft von „kontinuirlichem“ Refactoring gesprochen und ist ein integraler Bestandteil.</text:p>
      <text:p text:style-name="P2"/>
      <text:p text:style-name="P2">Die Kernkriterien des Refactorings sind : </text:p>
      <text:p text:style-name="P2">• Verbessern der Lesbarkeit</text:p>
      <text:p text:style-name="P2">• Verbessern der Übersichtlichkeit</text:p>
      <text:p text:style-name="P2">• Erleichtern der Verständlichkeit</text:p>
      <text:p text:style-name="P2">• Erleichtern der Erweiterbarkeit</text:p>
      <text:p text:style-name="P2">• Vermeidung von Redundanz</text:p>
      <text:p text:style-name="P2">• Testbarke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4T00:34:36.095000000</meta:creation-date>
    <dc:date>2021-02-04T00:44:47.341000000</dc:date>
    <meta:editing-duration>PT10M11S</meta:editing-duration>
    <meta:editing-cycles>1</meta:editing-cycles>
    <meta:document-statistic meta:table-count="0" meta:image-count="0" meta:object-count="0" meta:page-count="1" meta:paragraph-count="11" meta:word-count="88" meta:character-count="763" meta:non-whitespace-character-count="683"/>
    <meta:generator>LibreOffice/6.4.1.2$Windows_X86_64 LibreOffice_project/4d224e95b98b138af42a64d84056446d09082932</meta:generator>
  </office:meta>
</office:document-meta>
</file>